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064ECB365F45CFA1762.png" manifest:media-type="image/png"/>
  <manifest:file-entry manifest:full-path="Pictures/10000201000001AB00000019957471E11772D278.png" manifest:media-type="image/png"/>
  <manifest:file-entry manifest:full-path="Pictures/10000201000001E00000026B0E6C81A04878FFD2.png" manifest:media-type="image/png"/>
  <manifest:file-entry manifest:full-path="Pictures/10000201000000EA0000019BC3318B068E3EBA95.png" manifest:media-type="image/png"/>
  <manifest:file-entry manifest:full-path="Pictures/100002010000026000000150785A53FD31DB275E.png" manifest:media-type="image/png"/>
  <manifest:file-entry manifest:full-path="Pictures/100002010000014F0000004064E0B1F24B0268B6.png" manifest:media-type="image/png"/>
  <manifest:file-entry manifest:full-path="Pictures/100002010000025C0000014B329A7713D14880CC.png" manifest:media-type="image/png"/>
  <manifest:file-entry manifest:full-path="Pictures/1000020100000177000000245E074E227FC0C7B0.png" manifest:media-type="image/png"/>
  <manifest:file-entry manifest:full-path="Pictures/10000201000000800000006DFE3543D229EBF913.png" manifest:media-type="image/png"/>
  <manifest:file-entry manifest:full-path="Pictures/1000020100000098000000C94F92716F27E99284.png" manifest:media-type="image/png"/>
  <manifest:file-entry manifest:full-path="Pictures/1000020100000279000001485610EC085AD2D531.png" manifest:media-type="image/png"/>
  <manifest:file-entry manifest:full-path="Pictures/1000020100000302000001BDD0ED7E979254B055.png" manifest:media-type="image/png"/>
  <manifest:file-entry manifest:full-path="Pictures/10000201000000720000001F660E70C7E411AD1B.png" manifest:media-type="image/png"/>
  <manifest:file-entry manifest:full-path="Pictures/10000201000002670000014E8ED254BE8F0D8392.png" manifest:media-type="image/png"/>
  <manifest:file-entry manifest:full-path="Pictures/100002010000026F0000014CC0F8424FD5A8E6B7.png" manifest:media-type="image/png"/>
  <manifest:file-entry manifest:full-path="Pictures/1000020100000175000001E14B1769B6022C5193.png" manifest:media-type="image/png"/>
  <manifest:file-entry manifest:full-path="Pictures/100002010000005E000000187E4E7AC38510B27A.png" manifest:media-type="image/png"/>
  <manifest:file-entry manifest:full-path="Pictures/10000201000002FE00000135C2C5B0791B18F39D.png" manifest:media-type="image/png"/>
  <manifest:file-entry manifest:full-path="Pictures/10000201000001C90000001FDA0ECAF524653338.png" manifest:media-type="image/png"/>
  <manifest:file-entry manifest:full-path="Pictures/100002010000030C000001015378386FE1836531.png" manifest:media-type="image/png"/>
  <manifest:file-entry manifest:full-path="Pictures/10000201000002ED0000006F98398E2015277C22.png" manifest:media-type="image/png"/>
  <manifest:file-entry manifest:full-path="Pictures/10000201000001C70000001862A9BAFA7CAA69EC.png" manifest:media-type="image/png"/>
  <manifest:file-entry manifest:full-path="Pictures/100002010000025A0000014BB7BFECF7CAC7E2E3.png" manifest:media-type="image/png"/>
  <manifest:file-entry manifest:full-path="Pictures/100002010000006E0000001A1F7A34515D5E9DE9.png" manifest:media-type="image/png"/>
  <manifest:file-entry manifest:full-path="Pictures/10000201000002580000014A1657BB2066F7DCDB.png" manifest:media-type="image/png"/>
  <manifest:file-entry manifest:full-path="Pictures/10000201000000D500000018B0E42D3C5C756F93.png" manifest:media-type="image/png"/>
  <manifest:file-entry manifest:full-path="Pictures/1000020100000082000000171D221B60273F7419.png" manifest:media-type="image/png"/>
  <manifest:file-entry manifest:full-path="Pictures/10000201000002E80000013C96E3561A6C7DC51E.png" manifest:media-type="image/png"/>
  <manifest:file-entry manifest:full-path="Pictures/100002010000015200000294D7CAC0BCA30D6D4A.png" manifest:media-type="image/png"/>
  <manifest:file-entry manifest:full-path="Pictures/10000201000001C000000018148884A03A96F5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357"/>
    </style:style>
    <style:style style:name="P2" style:family="paragraph" style:parent-style-name="Standard">
      <style:paragraph-properties fo:break-before="page"/>
      <style:text-properties officeooo:paragraph-rsid="00078357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.383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6" draw:name="Image1" text:anchor-type="char" svg:y="0.011in" svg:width="6.9252in" svg:height="2.2811in" draw:z-index="0"><draw:image xlink:href="Pictures/100002010000030C000001015378386FE1836531.png" xlink:type="simple" xlink:show="embed" xlink:actuate="onLoad" draw:mime-type="image/png"/></draw:frame></text:p>
      <text:p text:style-name="P1"><draw:frame draw:style-name="fr6" draw:name="Image2" text:anchor-type="char" svg:y="0.0972in" svg:width="6.9252in" svg:height="4.002in" draw:z-index="1"><draw:image xlink:href="Pictures/1000020100000302000001BDD0ED7E979254B055.png" xlink:type="simple" xlink:show="embed" xlink:actuate="onLoad" draw:mime-type="image/png"/></draw:frame></text:p>
      <text:p text:style-name="P1"/>
      <text:p text:style-name="P1"/>
      <text:p text:style-name="P2"><draw:frame draw:style-name="fr11" draw:name="Image4" text:anchor-type="char" svg:y="-0.0256in" svg:width="3.5827in" svg:height="4.6201in" draw:z-index="3"><draw:image xlink:href="Pictures/10000201000001E00000026B0E6C81A04878FFD2.png" xlink:type="simple" xlink:show="embed" xlink:actuate="onLoad" draw:mime-type="image/png"/></draw:frame><draw:frame draw:style-name="fr10" draw:name="Image3" text:anchor-type="char" svg:x="0in" svg:y="0.0366in" svg:width="2.8957in" svg:height="3.7346in" draw:z-index="2"><draw:image xlink:href="Pictures/1000020100000175000001E14B1769B6022C51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0.0209in" svg:y="0.1374in" svg:width="3.9063in" svg:height="0.3752in" draw:z-index="4"><draw:image xlink:href="Pictures/1000020100000177000000245E074E227FC0C7B0.png" xlink:type="simple" xlink:show="embed" xlink:actuate="onLoad" draw:mime-type="image/png"/></draw:frame></text:p>
      <text:p text:style-name="P1"/>
      <text:p text:style-name="P1"/>
      <text:p text:style-name="P1"><draw:frame draw:style-name="fr9" draw:name="Image6" text:anchor-type="char" svg:y="0.0701in" svg:width="4in" svg:height="2.1098in" draw:z-index="5"><draw:image xlink:href="Pictures/1000020100000279000001485610EC085AD2D5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7" text:anchor-type="char" svg:width="4in" svg:height="2.1402in" draw:z-index="6"><draw:image xlink:href="Pictures/100002010000026F0000014CC0F8424FD5A8E6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char" svg:x="0in" svg:y="-0.002in" svg:width="3.3118in" svg:height="0.6327in" draw:z-index="7"><draw:image xlink:href="Pictures/100002010000014F0000004064E0B1F24B0268B6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6" draw:name="Image9" text:anchor-type="char" svg:y="0.1063in" svg:width="2.0047in" svg:height="3.5217in" draw:z-index="8"><draw:image xlink:href="Pictures/10000201000000EA0000019BC3318B068E3EBA95.png" xlink:type="simple" xlink:show="embed" xlink:actuate="onLoad" draw:mime-type="image/png"/></draw:frame></text:p>
      <text:p text:style-name="P1"/>
      <text:p text:style-name="P1"><draw:frame draw:style-name="fr3" draw:name="Image10" text:anchor-type="char" svg:x="2.8717in" svg:y="0.1189in" svg:width="1.1173in" svg:height="0.9516in" draw:z-index="9"><draw:image xlink:href="Pictures/10000201000000800000006DFE3543D229EBF9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1" text:anchor-type="char" svg:y="0.0398in" svg:width="6.9252in" svg:height="2.7929in" draw:z-index="10"><draw:image xlink:href="Pictures/10000201000002FE00000135C2C5B0791B18F39D.png" xlink:type="simple" xlink:show="embed" xlink:actuate="onLoad" draw:mime-type="image/png"/></draw:frame><draw:frame draw:style-name="fr3" draw:name="Image12" text:anchor-type="char" svg:x="0.052in" svg:y="2.9591in" svg:width="3.8744in" svg:height="0.2272in" draw:z-index="11"><draw:image xlink:href="Pictures/10000201000001AB00000019957471E11772D278.png" xlink:type="simple" xlink:show="embed" xlink:actuate="onLoad" draw:mime-type="image/png"/></draw:frame></text:p>
      <text:p text:style-name="P1"/>
      <text:p text:style-name="P1"><draw:frame draw:style-name="fr3" draw:name="Image13" text:anchor-type="char" svg:x="0in" svg:y="0.0728in" svg:width="1.3134in" svg:height="1.7366in" draw:z-index="12"><draw:image xlink:href="Pictures/1000020100000098000000C94F92716F27E992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4" text:anchor-type="char" svg:y="0.0709in" svg:width="6.9252in" svg:height="1.0256in" draw:z-index="13"><draw:image xlink:href="Pictures/10000201000002ED0000006F98398E2015277C22.png" xlink:type="simple" xlink:show="embed" xlink:actuate="onLoad" draw:mime-type="image/png"/></draw:frame><draw:frame draw:style-name="fr2" draw:name="Image15" text:anchor-type="char" svg:y="1.1457in" svg:width="4.672in" svg:height="2.5689in" draw:z-index="14"><draw:image xlink:href="Pictures/100002010000025A0000014BB7BFECF7CAC7E2E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16" text:anchor-type="char" svg:y="0.2728in" svg:width="1.1457in" svg:height="0.2709in" draw:z-index="15"><draw:image xlink:href="Pictures/100002010000006E0000001A1F7A34515D5E9DE9.png" xlink:type="simple" xlink:show="embed" xlink:actuate="onLoad" draw:mime-type="image/png"/></draw:frame></text:p>
      <text:p text:style-name="P1"/>
      <text:p text:style-name="P1"><draw:frame draw:style-name="fr7" draw:name="Image17" text:anchor-type="char" svg:x="0in" svg:y="0.1598in" svg:width="1.8346in" svg:height="0.25in" draw:z-index="16"><draw:image xlink:href="Pictures/10000201000000D500000018B0E42D3C5C756F93.png" xlink:type="simple" xlink:show="embed" xlink:actuate="onLoad" draw:mime-type="image/png"/></draw:frame></text:p>
      <text:p text:style-name="P1"/>
      <text:p text:style-name="P1"><draw:frame draw:style-name="fr6" draw:name="Image18" text:anchor-type="char" svg:y="0.0835in" svg:width="1.3543in" svg:height="0.2398in" draw:z-index="17"><draw:image xlink:href="Pictures/1000020100000082000000171D221B60273F7419.png" xlink:type="simple" xlink:show="embed" xlink:actuate="onLoad" draw:mime-type="image/png"/></draw:frame></text:p>
      <text:p text:style-name="P1"><draw:frame draw:style-name="fr3" draw:name="Image20" text:anchor-type="char" svg:x="0in" svg:y="0.1402in" svg:width="4.2283in" svg:height="0.2874in" draw:z-index="19"><draw:image xlink:href="Pictures/10000201000001C90000001FDA0ECAF524653338.png" xlink:type="simple" xlink:show="embed" xlink:actuate="onLoad" draw:mime-type="image/png"/></draw:frame></text:p>
      <text:p text:style-name="P1"/>
      <text:p text:style-name="P1"/>
      <text:p text:style-name="P1"><draw:frame draw:style-name="fr3" draw:name="Image19" text:anchor-type="char" svg:x="1.128in" svg:y="0.0437in" svg:width="4.6701in" svg:height="2.5701in" draw:z-index="18"><draw:image xlink:href="Pictures/10000201000002580000014A1657BB2066F7DC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1" text:anchor-type="char" svg:x="0in" svg:y="0.0457in" svg:width="4.7398in" svg:height="0.25in" draw:z-index="20"><draw:image xlink:href="Pictures/10000201000001C70000001862A9BAFA7CAA69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6" draw:name="Image22" text:anchor-type="char" svg:y="0.05in" svg:width="0.9791in" svg:height="0.25in" draw:z-index="21"><draw:image xlink:href="Pictures/100002010000005E000000187E4E7AC38510B27A.png" xlink:type="simple" xlink:show="embed" xlink:actuate="onLoad" draw:mime-type="image/png"/></draw:frame><text:soft-page-break/></text:p>
      <text:p text:style-name="P1"/>
      <text:p text:style-name="P1"><draw:frame draw:style-name="fr5" draw:name="Image23" text:anchor-type="char" svg:width="4.6701in" svg:height="2.5799in" draw:z-index="22"><draw:image xlink:href="Pictures/100002010000026000000150785A53FD31DB27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24" text:anchor-type="char" svg:y="0.1583in" svg:width="1.1874in" svg:height="0.3228in" draw:z-index="23"><draw:image xlink:href="Pictures/10000201000000720000001F660E70C7E411AD1B.png" xlink:type="simple" xlink:show="embed" xlink:actuate="onLoad" draw:mime-type="image/png"/></draw:frame></text:p>
      <text:p text:style-name="P1"/>
      <text:p text:style-name="P1"><draw:frame draw:style-name="fr5" draw:name="Image25" text:anchor-type="char" svg:width="4.6701in" svg:height="2.5402in" draw:z-index="24"><draw:image xlink:href="Pictures/10000201000002670000014E8ED254BE8F0D83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6" text:anchor-type="char" svg:width="6.9252in" svg:height="2.9409in" draw:z-index="25"><draw:image xlink:href="Pictures/10000201000002E80000013C96E3561A6C7DC51E.png" xlink:type="simple" xlink:show="embed" xlink:actuate="onLoad" draw:mime-type="image/png"/></draw:frame></text:p>
      <text:p text:style-name="P1"><draw:frame draw:style-name="fr3" draw:name="Image27" text:anchor-type="char" svg:x="0in" svg:y="0in" svg:width="3.1346in" svg:height="6.1201in" draw:z-index="26"><draw:image xlink:href="Pictures/100002010000015200000294D7CAC0BCA30D6D4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8" text:anchor-type="char" svg:x="0in" svg:y="0.0835in" svg:width="4.6665in" svg:height="0.25in" draw:z-index="27"><draw:image xlink:href="Pictures/10000201000001C000000018148884A03A96F545.png" xlink:type="simple" xlink:show="embed" xlink:actuate="onLoad" draw:mime-type="image/png"/></draw:frame></text:p>
      <text:p text:style-name="P1"/>
      <text:p text:style-name="P1"/>
      <text:p text:style-name="P1"><draw:frame draw:style-name="fr2" draw:name="Image29" text:anchor-type="char" svg:y="0.0937in" svg:width="4.6701in" svg:height="2.5598in" draw:z-index="28"><draw:image xlink:href="Pictures/100002010000025C0000014B329A7713D14880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0" text:anchor-type="char" svg:width="3.7701in" svg:height="0.9819in" draw:z-index="29"><draw:image xlink:href="Pictures/100002010000018000000064ECB365F45CFA17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9:41:05.630412608</meta:creation-date>
    <meta:generator>LibreOffice/7.1.6.2$Linux_X86_64 LibreOffice_project/10$Build-2</meta:generator>
    <dc:date>2021-10-13T11:45:44.892454110</dc:date>
    <meta:editing-duration>PT1H53M26S</meta:editing-duration>
    <meta:editing-cycles>45</meta:editing-cycles>
    <meta:document-statistic meta:table-count="0" meta:image-count="30" meta:object-count="0" meta:page-count="7" meta:paragraph-count="0" meta:word-count="0" meta:character-count="0" meta:non-whitespace-character-count="0"/>
  </office:meta>
</office:document-meta>
</file>